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5.7917in" fo:margin-left="0.4736in" fo:margin-top="0in" fo:margin-bottom="0in" table:align="left"/>
    </style:style>
    <style:style style:name="Table1.A" style:family="table-column">
      <style:table-column-properties style:column-width="5.7917in"/>
    </style:style>
    <style:style style:name="Table1.1" style:family="table-row">
      <style:table-row-properties fo:keep-together="auto"/>
    </style:style>
    <style:style style:name="Table1.A1" style:family="table-cell">
      <style:table-cell-properties style:vertical-align="" fo:background-color="#cccccc" fo:padding="0.0694in" fo:border="0.75pt solid #000000">
        <style:background-image/>
      </style:table-cell-properties>
    </style:style>
    <style:style style:name="Table2" style:family="table">
      <style:table-properties style:width="5.7917in" fo:margin-left="0.4736in" fo:margin-top="0in" fo:margin-bottom="0in" table:align="left"/>
    </style:style>
    <style:style style:name="Table2.A" style:family="table-column">
      <style:table-column-properties style:column-width="5.7917in"/>
    </style:style>
    <style:style style:name="Table2.1" style:family="table-row">
      <style:table-row-properties fo:keep-together="auto"/>
    </style:style>
    <style:style style:name="Table2.A1" style:family="table-cell">
      <style:table-cell-properties style:vertical-align="" fo:background-color="#cccccc" fo:padding="0.0694in" fo:border="0.75pt solid #000000">
        <style:background-image/>
      </style:table-cell-properties>
    </style:style>
    <style:style style:name="Table3" style:family="table">
      <style:table-properties style:width="5.7917in" fo:margin-left="0.4736in" fo:margin-top="0in" fo:margin-bottom="0in" table:align="left"/>
    </style:style>
    <style:style style:name="Table3.A" style:family="table-column">
      <style:table-column-properties style:column-width="5.7917in"/>
    </style:style>
    <style:style style:name="Table3.1" style:family="table-row">
      <style:table-row-properties fo:keep-together="auto"/>
    </style:style>
    <style:style style:name="Table3.A1" style:family="table-cell">
      <style:table-cell-properties style:vertical-align="" fo:background-color="#cccccc" fo:padding="0.0694in" fo:border="0.75pt solid #000000">
        <style:background-image/>
      </style:table-cell-properties>
    </style:style>
    <style:style style:name="Table4" style:family="table">
      <style:table-properties style:width="5.7917in" fo:margin-left="0.4736in" fo:margin-top="0in" fo:margin-bottom="0in" table:align="left"/>
    </style:style>
    <style:style style:name="Table4.A" style:family="table-column">
      <style:table-column-properties style:column-width="5.7917in"/>
    </style:style>
    <style:style style:name="Table4.1" style:family="table-row">
      <style:table-row-properties fo:keep-together="auto"/>
    </style:style>
    <style:style style:name="Table4.A1" style:family="table-cell">
      <style:table-cell-properties style:vertical-align="" fo:background-color="#cccccc" fo:padding="0.0694in" fo:border="0.75pt solid #000000">
        <style:background-image/>
      </style:table-cell-properties>
    </style:style>
    <style:style style:name="Table5" style:family="table">
      <style:table-properties style:width="5.7917in" fo:margin-left="0.4736in" fo:margin-top="0in" fo:margin-bottom="0in" table:align="left"/>
    </style:style>
    <style:style style:name="Table5.A" style:family="table-column">
      <style:table-column-properties style:column-width="5.7917in"/>
    </style:style>
    <style:style style:name="Table5.1" style:family="table-row">
      <style:table-row-properties fo:keep-together="auto"/>
    </style:style>
    <style:style style:name="Table5.A1" style:family="table-cell">
      <style:table-cell-properties style:vertical-align="" fo:background-color="#cccccc" fo:padding="0.0694in" fo:border="0.75pt solid #000000">
        <style:background-image/>
      </style:table-cell-properties>
    </style:style>
    <style:style style:name="Table6" style:family="table">
      <style:table-properties style:width="5.7917in" fo:margin-left="0.4736in" fo:margin-top="0in" fo:margin-bottom="0in" table:align="left"/>
    </style:style>
    <style:style style:name="Table6.A" style:family="table-column">
      <style:table-column-properties style:column-width="5.7917in"/>
    </style:style>
    <style:style style:name="Table6.1" style:family="table-row">
      <style:table-row-properties style:min-row-height="0.9444in" fo:keep-together="auto"/>
    </style:style>
    <style:style style:name="Table6.A1" style:family="table-cell">
      <style:table-cell-properties style:vertical-align="" fo:background-color="#cccccc" fo:padding="0.0694in" fo:border="0.75pt solid #000000">
        <style:background-image/>
      </style:table-cell-properties>
    </style:style>
    <style:style style:name="Table7" style:family="table">
      <style:table-properties style:width="5.7917in" fo:margin-left="0.4736in" fo:margin-top="0in" fo:margin-bottom="0in" table:align="left"/>
    </style:style>
    <style:style style:name="Table7.A" style:family="table-column">
      <style:table-column-properties style:column-width="5.7917in"/>
    </style:style>
    <style:style style:name="Table7.1" style:family="table-row">
      <style:table-row-properties fo:keep-together="auto"/>
    </style:style>
    <style:style style:name="Table7.A1" style:family="table-cell">
      <style:table-cell-properties style:vertical-align="" fo:background-color="#cccccc" fo:padding="0.0694in" fo:border="0.75pt solid #000000">
        <style:background-image/>
      </style:table-cell-properties>
    </style:style>
    <style:style style:name="Table8" style:family="table">
      <style:table-properties style:width="5.7917in" fo:margin-left="0.4736in" fo:margin-top="0in" fo:margin-bottom="0in" table:align="left"/>
    </style:style>
    <style:style style:name="Table8.A" style:family="table-column">
      <style:table-column-properties style:column-width="5.7917in"/>
    </style:style>
    <style:style style:name="Table8.1" style:family="table-row">
      <style:table-row-properties fo:keep-together="auto"/>
    </style:style>
    <style:style style:name="Table8.A1" style:family="table-cell">
      <style:table-cell-properties style:vertical-align="" fo:background-color="#cccccc" fo:padding="0.0694in" fo:border="0.75pt solid #000000">
        <style:background-image/>
      </style:table-cell-properties>
    </style:style>
    <style:style style:name="Table9" style:family="table">
      <style:table-properties style:width="5.7708in" fo:margin-left="0.4944in" fo:margin-top="0in" fo:margin-bottom="0in" table:align="left"/>
    </style:style>
    <style:style style:name="Table9.A" style:family="table-column">
      <style:table-column-properties style:column-width="5.7708in"/>
    </style:style>
    <style:style style:name="Table9.1" style:family="table-row">
      <style:table-row-properties fo:keep-together="auto"/>
    </style:style>
    <style:style style:name="Table9.A1" style:family="table-cell">
      <style:table-cell-properties style:vertical-align="" fo:background-color="#cccccc" fo:padding="0.0694in" fo:border="0.75pt solid #000000">
        <style:background-image/>
      </style:table-cell-properties>
    </style:style>
    <style:style style:name="Table10" style:family="table">
      <style:table-properties style:width="5.7708in" fo:margin-left="0.4944in" fo:margin-top="0in" fo:margin-bottom="0in" table:align="left"/>
    </style:style>
    <style:style style:name="Table10.A" style:family="table-column">
      <style:table-column-properties style:column-width="5.7708in"/>
    </style:style>
    <style:style style:name="Table10.1" style:family="table-row">
      <style:table-row-properties fo:keep-together="auto"/>
    </style:style>
    <style:style style:name="Table10.A1" style:family="table-cell">
      <style:table-cell-properties style:vertical-align="" fo:background-color="#cccccc" fo:padding="0.0694in" fo:border="0.75pt solid #000000">
        <style:background-image/>
      </style:table-cell-properties>
    </style:style>
    <style:style style:name="Table11" style:family="table">
      <style:table-properties style:width="6.2674in" fo:margin-left="-0.075in" fo:margin-top="0in" fo:margin-bottom="0in" table:align="left"/>
    </style:style>
    <style:style style:name="Table11.A" style:family="table-column">
      <style:table-column-properties style:column-width="6.2674in"/>
    </style:style>
    <style:style style:name="Table11.1" style:family="table-row">
      <style:table-row-properties fo:keep-together="auto"/>
    </style:style>
    <style:style style:name="Table11.A1" style:family="table-cell">
      <style:table-cell-properties style:vertical-align="" fo:background-color="#cccccc" fo:padding="0.0694in" fo:border="0.75pt solid #000000">
        <style:background-image/>
      </style:table-cell-properties>
    </style:style>
    <style:style style:name="Table12" style:family="table">
      <style:table-properties style:width="6.2674in" fo:margin-left="-0.075in" fo:margin-top="0in" fo:margin-bottom="0in" table:align="left"/>
    </style:style>
    <style:style style:name="Table12.A" style:family="table-column">
      <style:table-column-properties style:column-width="6.2674in"/>
    </style:style>
    <style:style style:name="Table12.1" style:family="table-row">
      <style:table-row-properties fo:keep-together="auto"/>
    </style:style>
    <style:style style:name="Table12.A1" style:family="table-cell">
      <style:table-cell-properties style:vertical-align="" fo:background-color="#cccccc" fo:padding="0.0694in" fo:border="0.75pt solid #000000">
        <style:background-image/>
      </style:table-cell-properties>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38%" fo:padding="0in" fo:border="none"/>
    </style:style>
    <style:style style:name="P3" style:family="paragraph" style:parent-style-name="Standard">
      <style:paragraph-properties fo:margin-top="0in" fo:margin-bottom="0in" loext:contextual-spacing="false" fo:line-height="138%" fo:text-align="justify" style:justify-single-word="false" fo:padding="0in" fo:border="none"/>
    </style:style>
    <style:style style:name="P4" style:family="paragraph" style:parent-style-name="Standard">
      <style:paragraph-properties fo:margin-top="0in" fo:margin-bottom="0in" loext:contextual-spacing="false" fo:padding="0in" fo:border="none"/>
      <style:text-properties fo:color="#666666" style:font-name="Trebuchet MS" fo:font-size="13pt" fo:font-style="italic" style:font-name-asian="Trebuchet MS1" style:font-size-asian="13pt" style:font-style-asian="italic" style:font-name-complex="Trebuchet MS1" style:font-size-complex="13pt"/>
    </style:style>
    <style:style style:name="P5" style:family="paragraph" style:parent-style-name="Standard">
      <style:paragraph-properties fo:margin-top="0in" fo:margin-bottom="0in" loext:contextual-spacing="false" fo:padding="0in" fo:border="none"/>
      <style:text-properties style:font-name="Trebuchet MS" fo:font-size="16pt" fo:font-weight="bold" style:font-name-asian="Trebuchet MS1" style:font-size-asian="16pt" style:font-weight-asian="bold" style:font-name-complex="Trebuchet MS1" style:font-size-complex="16pt"/>
    </style:style>
    <style:style style:name="P6" style:family="paragraph" style:parent-style-name="Standard">
      <style:paragraph-properties fo:margin-top="0in" fo:margin-bottom="0in" loext:contextual-spacing="false" fo:line-height="138%" fo:padding="0in" fo:border="none"/>
      <style:text-properties fo:color="#512da8" style:text-line-through-style="solid" style:text-line-through-type="single"/>
    </style:style>
    <style:style style:name="P7" style:family="paragraph" style:parent-style-name="Standard">
      <style:paragraph-properties fo:margin-top="0in" fo:margin-bottom="0in" loext:contextual-spacing="false" fo:line-height="138%" fo:padding="0in" fo:border="none"/>
      <style:text-properties style:font-name="Courier New" style:font-name-asian="Courier New1" style:font-name-complex="Courier New1"/>
    </style:style>
    <style:style style:name="P8" style:family="paragraph" style:parent-style-name="Standard">
      <style:paragraph-properties fo:margin-top="0in" fo:margin-bottom="0in" loext:contextual-spacing="false" fo:line-height="138%" fo:padding="0in" fo:border="none"/>
      <style:text-properties fo:color="#808080" style:font-name="Courier New" fo:font-style="italic" fo:font-weight="bold" style:font-name-asian="Courier New1" style:font-style-asian="italic" style:font-weight-asian="bold" style:font-name-complex="Courier New1"/>
    </style:style>
    <style:style style:name="P9" style:family="paragraph" style:parent-style-name="Standard">
      <style:paragraph-properties fo:margin-top="0in" fo:margin-bottom="0in" loext:contextual-spacing="false" fo:line-height="138%" fo:padding="0in" fo:border="none"/>
      <style:text-properties fo:color="#808080" style:font-name="Courier New" fo:font-style="italic" style:font-name-asian="Courier New1" style:font-style-asian="italic" style:font-name-complex="Courier New1"/>
    </style:style>
    <style:style style:name="P10" style:family="paragraph" style:parent-style-name="Standard">
      <style:paragraph-properties fo:margin-top="0in" fo:margin-bottom="0in" loext:contextual-spacing="false" fo:line-height="138%" fo:padding="0in" fo:border="none"/>
      <style:text-properties fo:font-weight="bold" style:font-weight-asian="bold"/>
    </style:style>
    <style:style style:name="P11" style:family="paragraph" style:parent-style-name="Standard">
      <style:paragraph-properties fo:margin-top="0in" fo:margin-bottom="0in" loext:contextual-spacing="false" fo:line-height="138%" fo:padding="0in" fo:border="none"/>
      <style:text-properties fo:color="#000080" style:font-name="Courier New" fo:font-weight="bold" style:font-name-asian="Courier New1" style:font-weight-asian="bold" style:font-name-complex="Courier New1"/>
    </style:style>
    <style:style style:name="P12" style:family="paragraph" style:parent-style-name="Standard" style:master-page-name="Standard">
      <style:paragraph-properties fo:margin-top="0in" fo:margin-bottom="0in" loext:contextual-spacing="false" fo:line-height="138%" fo:text-align="center" style:justify-single-word="false" style:page-number="1" fo:padding="0in" fo:border="none"/>
    </style:style>
    <style:style style:name="P13" style:family="paragraph" style:parent-style-name="Standard">
      <style:paragraph-properties fo:margin-top="0in" fo:margin-bottom="0.139in" loext:contextual-spacing="false" fo:line-height="138%" fo:text-align="center" style:justify-single-word="false" fo:padding="0in" fo:border="none"/>
    </style:style>
    <style:style style:name="P14" style:family="paragraph" style:parent-style-name="Standard" style:list-style-name="WWNum1">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15" style:family="paragraph" style:parent-style-name="Standard" style:list-style-name="WWNum2">
      <style:paragraph-properties fo:margin-left="0.5in" fo:margin-right="0in" fo:margin-top="0in" fo:margin-bottom="0in" loext:contextual-spacing="true" fo:line-height="138%" fo:text-indent="-0.25in" style:auto-text-indent="false" fo:padding="0in" fo:border="none"/>
    </style:style>
    <style:style style:name="P16" style:family="paragraph" style:parent-style-name="Standard" style:list-style-name="WWNum3">
      <style:paragraph-properties fo:margin-left="0.5in" fo:margin-right="0in" fo:margin-top="0in" fo:margin-bottom="0in" loext:contextual-spacing="true" fo:line-height="138%" fo:text-indent="-0.25in" style:auto-text-indent="false" fo:padding="0in" fo:border="none"/>
    </style:style>
    <style:style style:name="P17"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18" style:family="paragraph" style:parent-style-name="Standard" style:list-style-name="WWNum4">
      <style:paragraph-properties fo:margin-left="0.5in" fo:margin-right="0in" fo:line-height="138%" fo:text-indent="-0.25in" style:auto-text-indent="false" fo:padding="0in" fo:border="none"/>
    </style:style>
    <style:style style:name="P19" style:family="paragraph" style:parent-style-name="Heading_20_1">
      <style:paragraph-properties fo:margin-top="0.139in" fo:margin-bottom="0in" loext:contextual-spacing="false" fo:line-height="138%" fo:keep-together="auto" fo:padding="0in" fo:border="none" fo:keep-with-next="auto"/>
    </style:style>
    <style:style style:name="P20" style:family="paragraph" style:parent-style-name="Heading_20_1">
      <style:paragraph-properties fo:margin-top="0.139in" fo:margin-bottom="0in" loext:contextual-spacing="false" fo:line-height="138%" fo:text-align="justify" style:justify-single-word="false" fo:keep-together="auto" fo:padding="0in" fo:border="none" fo:keep-with-next="auto"/>
    </style:style>
    <style:style style:name="P21" style:family="paragraph" style:parent-style-name="Heading_20_1">
      <style:paragraph-properties fo:margin-top="0.278in" fo:margin-bottom="0.0835in" loext:contextual-spacing="false" fo:line-height="138%" fo:text-align="justify" style:justify-single-word="false" fo:keep-together="auto" fo:padding="0in" fo:border="none" fo:keep-with-next="auto"/>
    </style:style>
    <style:style style:name="P22" style:family="paragraph" style:parent-style-name="Heading_20_1">
      <style:paragraph-properties fo:margin-left="0in" fo:margin-right="0in" fo:margin-top="0.278in" fo:margin-bottom="0.0835in" loext:contextual-spacing="false" fo:line-height="138%" fo:text-align="justify" style:justify-single-word="false" fo:keep-together="auto" fo:text-indent="0.5in" style:auto-text-indent="false" fo:padding="0in" fo:border="none" fo:keep-with-next="auto"/>
    </style:style>
    <style:style style:name="P23" style:family="paragraph" style:parent-style-name="Heading_20_1">
      <style:paragraph-properties fo:margin-left="0in" fo:margin-right="0in" fo:margin-top="0.278in" fo:margin-bottom="0.0835in" loext:contextual-spacing="false" fo:line-height="138%" fo:text-align="justify" style:justify-single-word="false" fo:keep-together="auto" fo:text-indent="0in" style:auto-text-indent="false" fo:padding="0in" fo:border="none" fo:keep-with-next="auto"/>
      <style:text-properties style:font-name="Trebuchet MS" fo:font-size="13pt" fo:font-weight="bold" style:font-name-asian="Trebuchet MS1" style:font-size-asian="13pt" style:font-weight-asian="bold" style:font-name-complex="Trebuchet MS1" style:font-size-complex="13pt"/>
    </style:style>
    <style:style style:name="P24" style:family="paragraph" style:parent-style-name="Heading_20_1">
      <style:paragraph-properties fo:margin-left="0in" fo:margin-right="0in" fo:margin-top="0.278in" fo:margin-bottom="0.0835in" loext:contextual-spacing="false" fo:line-height="138%" fo:text-align="justify" style:justify-single-word="false" fo:keep-together="auto" fo:text-indent="0in" style:auto-text-indent="false" fo:padding="0in" fo:border="none" fo:keep-with-next="auto"/>
    </style:style>
    <style:style style:name="T1" style:family="text">
      <style:text-properties style:font-name="Trebuchet MS" fo:font-size="21pt" style:font-name-asian="Trebuchet MS1" style:font-size-asian="21pt" style:font-name-complex="Trebuchet MS1" style:font-size-complex="21pt"/>
    </style:style>
    <style:style style:name="T2" style:family="text">
      <style:text-properties style:font-name="Trebuchet MS" fo:font-size="16pt" fo:font-weight="bold" style:font-name-asian="Trebuchet MS1" style:font-size-asian="16pt" style:font-weight-asian="bold" style:font-name-complex="Trebuchet MS1" style:font-size-complex="16pt"/>
    </style:style>
    <style:style style:name="T3" style:family="text">
      <style:text-properties style:font-name="Trebuchet MS" fo:font-size="13pt" fo:font-weight="bold" style:font-name-asian="Trebuchet MS1" style:font-size-asian="13pt" style:font-weight-asian="bold" style:font-name-complex="Trebuchet MS1" style:font-size-complex="13pt"/>
    </style:style>
    <style:style style:name="T4" style:family="text">
      <style:text-properties fo:color="#666666" style:font-name="Trebuchet MS" fo:font-size="13pt" fo:font-style="italic" style:font-name-asian="Trebuchet MS1" style:font-size-asian="13pt" style:font-style-asian="italic" style:font-name-complex="Trebuchet MS1" style:font-size-complex="13pt"/>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line-through-style="solid" style:text-line-through-type="single"/>
    </style:style>
    <style:style style:name="T12" style:family="text">
      <style:text-properties fo:color="#660e7a" style:font-name="Courier New" fo:font-weight="bold" style:font-name-asian="Courier New1" style:font-weight-asian="bold" style:font-name-complex="Courier New1"/>
    </style:style>
    <style:style style:name="T13" style:family="text">
      <style:text-properties fo:color="#660e7a" style:font-name="Courier New" style:font-name-asian="Courier New1" style:font-name-complex="Courier New1"/>
    </style:style>
    <style:style style:name="T14" style:family="text">
      <style:text-properties fo:color="#660e7a" style:font-name="Courier New" fo:font-style="italic" fo:font-weight="bold" style:font-name-asian="Courier New1" style:font-style-asian="italic" style:font-weight-asian="bold" style:font-name-complex="Courier New1"/>
    </style:style>
    <style:style style:name="T15" style:family="text">
      <style:text-properties fo:color="#660e7a" style:font-name="Courier New" fo:font-style="italic" style:font-name-asian="Courier New1" style:font-style-asian="italic" style:font-name-complex="Courier New1"/>
    </style:style>
    <style:style style:name="T16" style:family="text">
      <style:text-properties style:font-name="Courier New" style:font-name-asian="Courier New1" style:font-name-complex="Courier New1"/>
    </style:style>
    <style:style style:name="T17" style:family="text">
      <style:text-properties style:font-name="Courier New" fo:font-weight="bold" style:font-name-asian="Courier New1" style:font-weight-asian="bold" style:font-name-complex="Courier New1"/>
    </style:style>
    <style:style style:name="T18" style:family="text">
      <style:text-properties style:font-name="Courier New" fo:font-style="italic" style:font-name-asian="Courier New1" style:font-style-asian="italic" style:font-name-complex="Courier New1"/>
    </style:style>
    <style:style style:name="T19" style:family="text">
      <style:text-properties fo:color="#008000" style:font-name="Courier New" fo:font-weight="bold" style:font-name-asian="Courier New1" style:font-weight-asian="bold" style:font-name-complex="Courier New1"/>
    </style:style>
    <style:style style:name="T20" style:family="text">
      <style:text-properties fo:color="#008000" style:font-name="Courier New" style:font-name-asian="Courier New1" style:font-name-complex="Courier New1"/>
    </style:style>
    <style:style style:name="T21" style:family="text">
      <style:text-properties fo:color="#808080" style:font-name="Courier New" fo:font-style="italic" style:font-name-asian="Courier New1" style:font-style-asian="italic" style:font-name-complex="Courier New1"/>
    </style:style>
    <style:style style:name="T22" style:family="text">
      <style:text-properties fo:color="#808080" style:font-name="Courier New" fo:font-style="italic" fo:font-weight="bold" style:font-name-asian="Courier New1" style:font-style-asian="italic" style:font-weight-asian="bold" style:font-name-complex="Courier New1"/>
    </style:style>
    <style:style style:name="T23" style:family="text">
      <style:text-properties fo:color="#0000ff" style:font-name="Courier New" style:font-name-asian="Courier New1" style:font-name-complex="Courier New1"/>
    </style:style>
    <style:style style:name="T24" style:family="text">
      <style:text-properties fo:color="#0000ff" style:font-name="Courier New" fo:font-style="italic" style:font-name-asian="Courier New1" style:font-style-asian="italic" style:font-name-complex="Courier New1"/>
    </style:style>
    <style:style style:name="T25" style:family="text">
      <style:text-properties fo:color="#0000ff" style:font-name="Courier New" fo:font-style="italic" fo:font-weight="bold" style:font-name-asian="Courier New1" style:font-style-asian="italic" style:font-weight-asian="bold" style:font-name-complex="Courier New1"/>
    </style:style>
    <style:style style:name="T26" style:family="text">
      <style:text-properties style:text-underline-style="none"/>
    </style:style>
    <style:style style:name="T27" style:family="text">
      <style:text-properties fo:color="#003c5a" style:font-name="Courier New" fo:font-style="italic" style:font-name-asian="Courier New1" style:font-style-asian="italic" style:font-name-complex="Courier New1"/>
    </style:style>
    <style:style style:name="T28" style:family="text">
      <style:text-properties fo:color="#003c5a" style:font-name="Courier New" fo:font-style="italic" fo:font-weight="bold" style:font-name-asian="Courier New1" style:font-style-asian="italic" style:font-weight-asian="bold" style:font-name-complex="Courier New1"/>
    </style:style>
    <style:style style:name="T29" style:family="text">
      <style:text-properties fo:color="#cc7833" style:font-name="Courier New" style:font-name-asian="Courier New1" style:font-name-complex="Courier New1"/>
    </style:style>
    <style:style style:name="T30" style:family="text">
      <style:text-properties fo:color="#cc7833" style:font-name="Courier New" fo:font-weight="bold" style:font-name-asian="Courier New1" style:font-weight-asian="bold" style:font-name-complex="Courier New1"/>
    </style:style>
    <style:style style:name="T31" style:family="text">
      <style:text-properties fo:color="#cc7832" style:font-name="Courier New" style:font-name-asian="Courier New1" style:font-name-complex="Courier New1"/>
    </style:style>
    <style:style style:name="T32" style:family="text">
      <style:text-properties fo:color="#000080" style:font-name="Courier New" fo:font-weight="bold" style:font-name-asian="Courier New1" style:font-weight-asian="bold" style:font-name-complex="Courier New1"/>
    </style:style>
    <style:style style:name="T33" style:family="text">
      <style:text-properties fo:color="#000080" style:font-name="Courier New" style:font-name-asian="Courier New1" style:font-name-complex="Courier New1"/>
    </style:style>
    <style:style style:name="T34" style:family="text">
      <style:text-properties fo:font-size="11pt" style:font-size-asian="11pt" style:font-size-complex="11pt"/>
    </style:style>
    <style:style style:name="T35" style:family="text">
      <style:text-properties fo:color="#999999" style:font-name="Courier New" fo:font-weight="bold" style:font-name-asian="Courier New1" style:font-weight-asian="bold"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attern Matching</text:span></text:p>
      <text:p text:style-name="P13"><text:span text:style-name="T4">TADP - 2018 C2 - TP Metaprogramación</text:span></text:p>
      <text:p text:style-name="P4"/>
      <text:p text:style-name="P19"><text:bookmark text:name="_25xlgt88tvb"/><text:span text:style-name="T2">Descripción del dominio</text:span></text:p>
      <text:p text:style-name="P2"/>
      <text:p text:style-name="P3"><text:a xlink:type="simple" xlink:href="https://en.wikipedia.org/wiki/Pattern_matching" text:style-name="ListLabel_20_37" text:visited-style-name="ListLabel_20_37"><text:span text:style-name="T5">Pattern matching</text:span></text:a> es la acción de comprobar que un elemento (en nuestro caso, un objeto) posea un conjunto de características determinadas, a las cuales denominaremos patrón, <text:s/>con el fin de poder realizar ciertas operaciones ligadas a dichas características.</text:p>
      <text:p text:style-name="P3">Los patrones están fuertemente relacionados con la estructura interna del objeto (por ejemplo, su estado, su comportamiento), y nos permiten trabajar con ella de una manera sencilla, descomponiendo al objeto en los elementos que forman dicha estructura.</text:p>
      <text:p text:style-name="P3"/>
      <text:p text:style-name="P3">El objetivo del trabajo práctico entonces es aplicar los conceptos vistos en clase para construir un framework sencillo en Ruby que provea las herramientas mínimas necesarias para soportar los conceptos antes mencionados.</text:p>
      <text:p text:style-name="P2"/>
      <text:p text:style-name="P20"><text:bookmark text:name="_70l78wox9574"/><text:span text:style-name="T2">Entrega Grupal</text:span></text:p>
      <text:p text:style-name="P5"/>
      <text:p text:style-name="P3">En esta entrega tenemos como objetivo extender Ruby, implementando las herramientas necesarias para poder comprobar si un objeto cumple un <text:span text:style-name="T6">patrón</text:span>, descomponerlo según la estructura del mismo, y realizar ciertas operaciones con los elementos de dicha estructura.</text:p>
      <text:p text:style-name="P1"/>
      <text:p text:style-name="P3"><text:span text:style-name="T8">Nota</text:span>: Además de cumplir con los objetivos descritos, es necesario hacer el mejor uso posible de las herramientas vistas en clase sin descuidar el diseño. Esto incluye:</text:p>
      <text:p text:style-name="P3"/>
      <text:list xml:id="list208470081" text:style-name="WWNum1">
        <text:list-item>
          <text:p text:style-name="P14">Evitar repetir lógica.</text:p>
        </text:list-item>
        <text:list-item>
          <text:p text:style-name="P14">Evitar generar construcciones innecesarias (mantenerlo lo más simple posible).</text:p>
        </text:list-item>
        <text:list-item>
          <text:p text:style-name="P14">Buscar un diseño robusto que pueda adaptarse a nuevos requerimientos.</text:p>
        </text:list-item>
        <text:list-item>
          <text:p text:style-name="P14">Mantener las interfaces lo más limpias posibles.</text:p>
        </text:list-item>
        <text:list-item>
          <text:p text:style-name="P14">Elegir adecuadamente dónde poner la lógica y qué abstracciones modelar.</text:p>
        </text:list-item>
        <text:list-item>
          <text:p text:style-name="P14">Realizar un testeo integral de la aplicación cuidando también el diseño de los mismos.</text:p>
        </text:list-item>
      </text:list>
      <text:p text:style-name="P3"/>
      <text:p text:style-name="P3"/>
      <text:p text:style-name="P3"/>
      <text:p text:style-name="P3"/>
      <text:p text:style-name="P3"/>
      <text:p text:style-name="P21"><text:bookmark text:name="_fu8yhvpgqrte"/><text:span text:style-name="T3">1. Matcher</text:span></text:p>
      <text:p text:style-name="P1">Un matcher es una construcción que describe cierta característica sobre un objeto. Al ser evaluada, determinará si el objeto en cuestión cumple o no con la característica definida.</text:p>
      <text:p text:style-name="P6"/>
      <text:p text:style-name="P2">Existen varios tipos de matchers:</text:p>
      <text:p text:style-name="P2"/>
      <text:list xml:id="list3548279446" text:style-name="WWNum2">
        <text:list-item>
          <text:p text:style-name="P15"><text:span text:style-name="T10">de variable:</text:span> se cumple <text:span text:style-name="T8">siempre</text:span>. Vendría a ser el matcher <text:span text:style-name="T6">identidad</text:span>. Su verdadera utilidad es <text:span text:style-name="T8">bindear las variables</text:span> (más sobre binding en la próxima sección).</text:p>
        </text:list-item>
      </text:list>
      <table:table table:name="Table1" table:style-name="Table1">
        <table:table-column table:style-name="Table1.A"/>
        <table:table-row table:style-name="Table1.1">
          <table:table-cell table:style-name="Table1.A1" office:value-type="string">
            <text:p text:style-name="P2"><text:span text:style-name="T12">:</text:span><text:span text:style-name="T13">a_variable_name</text:span><text:span text:style-name="T16">.call(</text:span><text:span text:style-name="T19">'anything'</text:span><text:span text:style-name="T16">) </text:span><text:span text:style-name="T21">#</text:span><text:span text:style-name="T22">=&gt; true</text:span></text:p>
          </table:table-cell>
        </table:table-row>
      </table:table>
      <text:p text:style-name="P2"/>
      <text:list xml:id="list5247564063964" text:continue-numbering="true" text:style-name="WWNum2">
        <text:list-item>
          <text:p text:style-name="P15"><text:span text:style-name="T10">de valor</text:span>: se cumple si el valor del objeto es idéntico al indicado. </text:p>
        </text:list-item>
      </text:list>
      <table:table table:name="Table2" table:style-name="Table2">
        <table:table-column table:style-name="Table2.A"/>
        <table:table-row table:style-name="Table2.1">
          <table:table-cell table:style-name="Table2.A1" office:value-type="string">
            <text:p text:style-name="P2"><text:span text:style-name="T16">val(</text:span><text:span text:style-name="T23">5</text:span><text:span text:style-name="T16">).call(</text:span><text:span text:style-name="T23">5</text:span><text:span text:style-name="T16">) </text:span><text:span text:style-name="T21">#</text:span><text:span text:style-name="T22">=&gt; true</text:span></text:p>
            <text:p text:style-name="P2"><text:span text:style-name="T16">val(</text:span><text:span text:style-name="T23">5</text:span><text:span text:style-name="T16">).call(</text:span><text:span text:style-name="T19">'5'</text:span><text:span text:style-name="T16">) </text:span><text:span text:style-name="T21">#</text:span><text:span text:style-name="T22">=&gt; false</text:span></text:p>
            <text:p text:style-name="P2"><text:span text:style-name="T16">val(</text:span><text:span text:style-name="T23">5</text:span><text:span text:style-name="T16">).call(</text:span><text:span text:style-name="T23">4</text:span><text:span text:style-name="T16">) </text:span><text:span text:style-name="T21">#</text:span><text:span text:style-name="T22">=&gt; false</text:span></text:p>
          </table:table-cell>
        </table:table-row>
      </table:table>
      <text:p text:style-name="P2"/>
      <text:list xml:id="list5246892083515" text:continue-numbering="true" text:style-name="WWNum2">
        <text:list-item>
          <text:p text:style-name="P15"><text:span text:style-name="T10">de tipo</text:span>: se cumple si el objeto es del tipo indicado.</text:p>
        </text:list-item>
      </text:list>
      <table:table table:name="Table3" table:style-name="Table3">
        <table:table-column table:style-name="Table3.A"/>
        <table:table-row table:style-name="Table3.1">
          <table:table-cell table:style-name="Table3.A1" office:value-type="string">
            <text:p text:style-name="P2"><text:span text:style-name="T16">type(</text:span><text:span text:style-name="T14">Integer</text:span><text:span text:style-name="T16">).call(</text:span><text:span text:style-name="T23">5</text:span><text:span text:style-name="T16">) </text:span><text:span text:style-name="T21">#</text:span><text:span text:style-name="T22">=&gt; true</text:span></text:p>
            <text:p text:style-name="P2"><text:span text:style-name="T16">type(</text:span><text:span text:style-name="T14">Symbol</text:span><text:span text:style-name="T16">).call(</text:span><text:span text:style-name="T19">"Trust me, I'm a Symbol.."</text:span><text:span text:style-name="T16">) </text:span><text:span text:style-name="T21">#</text:span><text:span text:style-name="T22">=&gt; false</text:span></text:p>
            <text:p text:style-name="P2"><text:span text:style-name="T16">type(</text:span><text:span text:style-name="T14">Symbol</text:span><text:span text:style-name="T16">).call(</text:span><text:span text:style-name="T12">:</text:span><text:span text:style-name="T13">a_real_symbol</text:span><text:span text:style-name="T16">) </text:span><text:span text:style-name="T21">#</text:span><text:span text:style-name="T22">=&gt; true</text:span></text:p>
          </table:table-cell>
        </table:table-row>
      </table:table>
      <text:p text:style-name="P2"/>
      <text:list xml:id="list5247685247005" text:continue-numbering="true" text:style-name="WWNum2">
        <text:list-item>
          <text:p text:style-name="P15"><text:span text:style-name="T10">de listas</text:span>: se cumple si el objeto es una lista, cuyos primeros N elementos coinciden con los indicados; puede además requerir que el tamaño de la lista sea N.</text:p>
        </text:list-item>
      </text:list>
      <table:table table:name="Table4" table:style-name="Table4">
        <table:table-column table:style-name="Table4.A"/>
        <table:table-row table:style-name="Table4.1">
          <table:table-cell table:style-name="Table4.A1" office:value-type="string">
            <text:p text:style-name="P2"><text:span text:style-name="T27">an_array </text:span><text:span text:style-name="T29">= </text:span><text:span text:style-name="T16">[</text:span><text:span text:style-name="T23">1</text:span><text:span text:style-name="T31">, </text:span><text:span text:style-name="T23">2</text:span><text:span text:style-name="T31">, </text:span><text:span text:style-name="T23">3</text:span><text:span text:style-name="T31">, </text:span><text:span text:style-name="T23">4</text:span><text:span text:style-name="T16">]</text:span></text:p>
            <text:p text:style-name="P7"/>
            <text:p text:style-name="P2"><text:span text:style-name="T21">#list(values, match_size?)</text:span></text:p>
            <text:p text:style-name="P2"><text:span text:style-name="T16">list([</text:span><text:span text:style-name="T23">1</text:span><text:span text:style-name="T31">, </text:span><text:span text:style-name="T23">2</text:span><text:span text:style-name="T31">, </text:span><text:span text:style-name="T23">3</text:span><text:span text:style-name="T31">, </text:span><text:span text:style-name="T23">4</text:span><text:span text:style-name="T16">]</text:span><text:span text:style-name="T31">, </text:span><text:span text:style-name="T32">true</text:span><text:span text:style-name="T16">).call(</text:span><text:span text:style-name="T27">an_array</text:span><text:span text:style-name="T16">) </text:span><text:span text:style-name="T21">#</text:span><text:span text:style-name="T22">=&gt; true</text:span></text:p>
            <text:p text:style-name="P2"><text:span text:style-name="T16">list([</text:span><text:span text:style-name="T23">1</text:span><text:span text:style-name="T31">, </text:span><text:span text:style-name="T23">2</text:span><text:span text:style-name="T31">, </text:span><text:span text:style-name="T23">3</text:span><text:span text:style-name="T31">, </text:span><text:span text:style-name="T23">4</text:span><text:span text:style-name="T16">]</text:span><text:span text:style-name="T31">, </text:span><text:span text:style-name="T32">false</text:span><text:span text:style-name="T16">).call(</text:span><text:span text:style-name="T27">an_array</text:span><text:span text:style-name="T16">) </text:span><text:span text:style-name="T21">#</text:span><text:span text:style-name="T22">=&gt; true</text:span></text:p>
            <text:p text:style-name="P8"/>
            <text:p text:style-name="P2"><text:span text:style-name="T16">list([</text:span><text:span text:style-name="T23">1</text:span><text:span text:style-name="T31">, </text:span><text:span text:style-name="T23">2</text:span><text:span text:style-name="T31">, </text:span><text:span text:style-name="T23">3</text:span><text:span text:style-name="T16">]</text:span><text:span text:style-name="T31">, </text:span><text:span text:style-name="T32">true</text:span><text:span text:style-name="T16">).call(</text:span><text:span text:style-name="T27">an_array</text:span><text:span text:style-name="T16">) </text:span><text:span text:style-name="T21">#</text:span><text:span text:style-name="T22">=&gt; false</text:span></text:p>
            <text:p text:style-name="P2"><text:span text:style-name="T16">list([</text:span><text:span text:style-name="T23">1</text:span><text:span text:style-name="T31">, </text:span><text:span text:style-name="T23">2</text:span><text:span text:style-name="T31">, </text:span><text:span text:style-name="T23">3</text:span><text:span text:style-name="T16">]</text:span><text:span text:style-name="T31">, </text:span><text:span text:style-name="T32">false</text:span><text:span text:style-name="T16">).call(</text:span><text:span text:style-name="T27">an_array</text:span><text:span text:style-name="T16">) </text:span><text:span text:style-name="T21">#</text:span><text:span text:style-name="T22">=&gt; true</text:span></text:p>
            <text:p text:style-name="P8"/>
            <text:p text:style-name="P2"><text:span text:style-name="T16">list([</text:span><text:span text:style-name="T23">2</text:span><text:span text:style-name="T31">, </text:span><text:span text:style-name="T23">1</text:span><text:span text:style-name="T31">, </text:span><text:span text:style-name="T23">3</text:span><text:span text:style-name="T31">, </text:span><text:span text:style-name="T23">4</text:span><text:span text:style-name="T16">]</text:span><text:span text:style-name="T31">, </text:span><text:span text:style-name="T32">true</text:span><text:span text:style-name="T16">).call(</text:span><text:span text:style-name="T27">an_array</text:span><text:span text:style-name="T16">) </text:span><text:span text:style-name="T21">#</text:span><text:span text:style-name="T22">=&gt; false</text:span></text:p>
            <text:p text:style-name="P2"><text:span text:style-name="T16">list([</text:span><text:span text:style-name="T23">2</text:span><text:span text:style-name="T31">, </text:span><text:span text:style-name="T23">1</text:span><text:span text:style-name="T31">, </text:span><text:span text:style-name="T23">3</text:span><text:span text:style-name="T31">, </text:span><text:span text:style-name="T23">4</text:span><text:span text:style-name="T16">]</text:span><text:span text:style-name="T31">, </text:span><text:span text:style-name="T32">false</text:span><text:span text:style-name="T16">).call(</text:span><text:span text:style-name="T27">an_array</text:span><text:span text:style-name="T16">) </text:span><text:span text:style-name="T21">#</text:span><text:span text:style-name="T22">=&gt; false</text:span></text:p>
            <text:p text:style-name="P8"/>
            <text:p text:style-name="P2"><text:span text:style-name="T21">#Si no se especifica, match_size? se considera true</text:span></text:p>
            <text:p text:style-name="P2"><text:span text:style-name="T16">list([</text:span><text:span text:style-name="T23">1</text:span><text:span text:style-name="T31">, </text:span><text:span text:style-name="T23">2</text:span><text:span text:style-name="T31">, </text:span><text:span text:style-name="T23">3</text:span><text:span text:style-name="T16">]).call(</text:span><text:span text:style-name="T27">an_array</text:span><text:span text:style-name="T16">) </text:span><text:span text:style-name="T21">#</text:span><text:span text:style-name="T22">=&gt; false</text:span></text:p>
            <text:p text:style-name="P8"/>
            <text:p text:style-name="P2"><text:span text:style-name="T22">#También pueden combinarse con el Matcher de Variables</text:span></text:p>
            <text:p text:style-name="P2"><text:span text:style-name="T16">list([</text:span><text:span text:style-name="T12">:a, :b, :c, :d</text:span><text:span text:style-name="T16">]).call(</text:span><text:span text:style-name="T27">an_array</text:span><text:span text:style-name="T16">) </text:span><text:span text:style-name="T21">#</text:span><text:span text:style-name="T22">=&gt; true</text:span></text:p>
          </table:table-cell>
        </table:table-row>
      </table:table>
      <text:p text:style-name="P10"/>
      <text:list xml:id="list5248422328380" text:continue-numbering="true" text:style-name="WWNum2">
        <text:list-item>
          <text:p text:style-name="P15"><text:span text:style-name="T10">duck typing</text:span>: se cumple si el objeto entiende una serie de mensajes determinados.</text:p>
        </text:list-item>
      </text:list>
      <table:table table:name="Table5" table:style-name="Table5">
        <table:table-column table:style-name="Table5.A"/>
        <table:table-row table:style-name="Table5.1">
          <table:table-cell table:style-name="Table5.A1" office:value-type="string">
            <text:p text:style-name="P2"><text:span text:style-name="T27">psyduck </text:span><text:span text:style-name="T29">= </text:span><text:span text:style-name="T14">Object</text:span><text:span text:style-name="T16">.new</text:span></text:p>
            <text:p text:style-name="P2"><text:span text:style-name="T32">def </text:span><text:span text:style-name="T27">psyduck</text:span><text:span text:style-name="T16">.</text:span><text:span text:style-name="T24">cuack</text:span></text:p>
            <text:p text:style-name="P2"><text:span text:style-name="T24"><text:s/></text:span><text:span text:style-name="T19">'psy..duck?'</text:span></text:p>
            <text:p text:style-name="P2"><text:span text:style-name="T32">end</text:span></text:p>
            <text:p text:style-name="P2"><text:span text:style-name="T32">def </text:span><text:span text:style-name="T27">psyduck</text:span><text:span text:style-name="T16">.</text:span><text:span text:style-name="T24">fly</text:span></text:p>
            <text:p text:style-name="P2"><text:span text:style-name="T24"><text:s/></text:span><text:span text:style-name="T19">'(headache)'</text:span></text:p>
            <text:p text:style-name="P2"><text:span text:style-name="T32">end</text:span></text:p>
            <text:p text:style-name="P11"/>
            <text:p text:style-name="P2"><text:span text:style-name="T32">class </text:span><text:span text:style-name="T14">Dragon</text:span></text:p>
            <text:p text:style-name="P2"><text:span text:style-name="T14"><text:s/></text:span><text:span text:style-name="T32">def </text:span><text:span text:style-name="T25">fly</text:span></text:p>
            <text:p text:style-name="P2"><text:span text:style-name="T25"><text:s text:c="3"/></text:span><text:span text:style-name="T19">'do some flying'</text:span></text:p>
            <text:p text:style-name="P2"><text:span text:style-name="T19"><text:s/></text:span><text:span text:style-name="T32">end</text:span></text:p>
            <text:p text:style-name="P2"><text:span text:style-name="T32">end</text:span></text:p>
            <text:p text:style-name="P2"><text:span text:style-name="T28">a_dragon </text:span><text:span text:style-name="T30">= </text:span><text:span text:style-name="T14">Dragon</text:span><text:span text:style-name="T17">.new</text:span></text:p>
            <text:p text:style-name="P11"/>
            <text:p text:style-name="P2"><text:span text:style-name="T16">duck(</text:span><text:span text:style-name="T12">:cuack</text:span><text:span text:style-name="T31">, </text:span><text:span text:style-name="T12">:fly</text:span><text:span text:style-name="T16">).call(</text:span><text:span text:style-name="T27">psyduck</text:span><text:span text:style-name="T16">) </text:span><text:span text:style-name="T21">#</text:span><text:span text:style-name="T22">=&gt; true</text:span></text:p>
            <text:p text:style-name="P2"><text:span text:style-name="T16">duck(</text:span><text:span text:style-name="T12">:cuack</text:span><text:span text:style-name="T31">, </text:span><text:span text:style-name="T12">:fly</text:span><text:span text:style-name="T16">).call(</text:span><text:span text:style-name="T27">a_dragon</text:span><text:span text:style-name="T16">) </text:span><text:span text:style-name="T21">#</text:span><text:span text:style-name="T22">=&gt; false</text:span></text:p>
            <text:p text:style-name="P2"><text:span text:style-name="T16">duck(</text:span><text:span text:style-name="T12">:fly</text:span><text:span text:style-name="T16">).call(</text:span><text:span text:style-name="T27">a_dragon</text:span><text:span text:style-name="T16">) </text:span><text:span text:style-name="T21">#</text:span><text:span text:style-name="T22">=&gt; true</text:span></text:p>
            <text:p text:style-name="P2"><text:span text:style-name="T16">duck(</text:span><text:span text:style-name="T12">:to_s</text:span><text:span text:style-name="T16">).call(</text:span><text:span text:style-name="T27">Object.new</text:span><text:span text:style-name="T16">) </text:span><text:span text:style-name="T21">#</text:span><text:span text:style-name="T22">=&gt; true</text:span></text:p>
          </table:table-cell>
        </table:table-row>
      </table:table>
      <text:p text:style-name="P2"/>
      <text:p text:style-name="P2"><text:tab/>Nota: solo considerar los mensajes públicos (la interfaz del objeto).</text:p>
      <text:p text:style-name="P21"><text:bookmark text:name="_aoduibo205xk"/><text:span text:style-name="T3">2. Combinators</text:span></text:p>
      <text:p text:style-name="P2">Ahora podemos combinar matchers! La idea es poder definir nuevos matchers como composición de los ya existentes. Cada combinator recibe por parámetro varios matchers y genera uno nuevo:</text:p>
      <text:p text:style-name="P2"/>
      <text:list xml:id="list4110837062" text:style-name="WWNum3">
        <text:list-item>
          <text:p text:style-name="P16"><text:span text:style-name="T10">and</text:span>: se cumple si se cumplen todos los matchers de la composición.</text:p>
        </text:list-item>
      </text:list>
      <table:table table:name="Table6" table:style-name="Table6">
        <table:table-column table:style-name="Table6.A"/>
        <table:table-row table:style-name="Table6.1">
          <table:table-cell table:style-name="Table6.A1" office:value-type="string">
            <text:p text:style-name="P2"><text:span text:style-name="T16">type(</text:span><text:span text:style-name="T14">Defensor</text:span><text:span text:style-name="T16">).and(type(</text:span><text:span text:style-name="T14">Atacante</text:span><text:span text:style-name="T16">)).call(una_muralla)</text:span><text:span text:style-name="T21">#</text:span><text:span text:style-name="T22">=&gt;false</text:span></text:p>
            <text:p text:style-name="P2"><text:span text:style-name="T16">type(</text:span><text:span text:style-name="T14">Defensor</text:span><text:span text:style-name="T16">).and(type(</text:span><text:span text:style-name="T14">Atacante</text:span><text:span text:style-name="T16">)).call(un_guerrero)</text:span><text:span text:style-name="T21">#</text:span><text:span text:style-name="T22">=&gt; true</text:span></text:p>
            <text:p text:style-name="P2"><text:span text:style-name="T16">duck(</text:span><text:span text:style-name="T13">:+</text:span><text:span text:style-name="T16">).and(type(</text:span><text:span text:style-name="T14">Fixnum</text:span><text:span text:style-name="T16">), val(5)).call(5) </text:span><text:span text:style-name="T21">#</text:span><text:span text:style-name="T22">=&gt; true</text:span></text:p>
          </table:table-cell>
        </table:table-row>
      </table:table>
      <text:p text:style-name="P2"><text:soft-page-break/></text:p>
      <text:p text:style-name="P2"/>
      <text:p text:style-name="P10"/>
      <text:p text:style-name="P10"/>
      <text:list xml:id="list5248227012192" text:continue-numbering="true" text:style-name="WWNum3">
        <text:list-item>
          <text:p text:style-name="P16"><text:span text:style-name="T10">or</text:span>: se cumple si se cumple al menos uno de los matchers de la composición.</text:p>
        </text:list-item>
      </text:list>
      <table:table table:name="Table7" table:style-name="Table7">
        <table:table-column table:style-name="Table7.A"/>
        <table:table-row table:style-name="Table7.1">
          <table:table-cell table:style-name="Table7.A1" office:value-type="string">
            <text:p text:style-name="P2"><text:span text:style-name="T16">type(</text:span><text:span text:style-name="T14">Defensor</text:span><text:span text:style-name="T16">).or(type(</text:span><text:span text:style-name="T14">Atacante</text:span><text:span text:style-name="T16">)).call(una_muralla)</text:span><text:span text:style-name="T21">#</text:span><text:span text:style-name="T22">=&gt; true</text:span></text:p>
            <text:p text:style-name="P2"><text:span text:style-name="T16">type(</text:span><text:span text:style-name="T14">Defensor</text:span><text:span text:style-name="T16">).or(type(</text:span><text:span text:style-name="T14">Atacante</text:span><text:span text:style-name="T16">)).call(</text:span><text:span text:style-name="T19">'un delfín'</text:span><text:span text:style-name="T16">)</text:span><text:span text:style-name="T21">#</text:span><text:span text:style-name="T22">=&gt; false</text:span></text:p>
          </table:table-cell>
        </table:table-row>
      </table:table>
      <text:p text:style-name="P10"/>
      <text:list xml:id="list5248336786821" text:continue-numbering="true" text:style-name="WWNum3">
        <text:list-item>
          <text:p text:style-name="P16"><text:span text:style-name="T10">not</text:span>: genera el matcher opuesto.</text:p>
        </text:list-item>
      </text:list>
      <table:table table:name="Table8" table:style-name="Table8">
        <table:table-column table:style-name="Table8.A"/>
        <table:table-row table:style-name="Table8.1">
          <table:table-cell table:style-name="Table8.A1" office:value-type="string">
            <text:p text:style-name="P2"><text:span text:style-name="T16">type(</text:span><text:span text:style-name="T14">Defensor</text:span><text:span text:style-name="T16">).not.call(una_muralla)</text:span><text:span text:style-name="T21">#</text:span><text:span text:style-name="T22">=&gt; false</text:span></text:p>
            <text:p text:style-name="P2"><text:span text:style-name="T16">type(</text:span><text:span text:style-name="T14">Defensor</text:span><text:span text:style-name="T16">).not.call(un_misil)</text:span><text:span text:style-name="T21">#</text:span><text:span text:style-name="T22">=&gt; true</text:span></text:p>
          </table:table-cell>
        </table:table-row>
      </table:table>
      <text:p text:style-name="P21"><text:bookmark text:name="_63qoten8z386"/><text:span text:style-name="T3">3. Pattern</text:span></text:p>
      <text:p text:style-name="P1">Llamaremos patrón a un conjunto determinado de características que un objeto puede tener, es decir, a una colección de <text:span text:style-name="T7">Matchers</text:span>. Como cabe esperar, el patrón puede ser evaluado con un objeto, y determinará si éste cumple con TODAS las características definidas.</text:p>
      <text:p text:style-name="P1"/>
      <text:p text:style-name="P1">Además, cada patrón tiene asociado un bloque donde se permite explotar el objeto, pudiendo acceder a parte de su estructura interna mediante variables.</text:p>
      <text:p text:style-name="P1"/>
      <text:list xml:id="list1429797309" text:style-name="WWNum4">
        <text:list-item>
          <text:p text:style-name="P17"><text:span text:style-name="T10">with</text:span>: genera un patrón a partir de un conjunto de <text:span text:style-name="T7">Matchers</text:span> pasados por parámetro y el bloque a asociar.</text:p>
        </text:list-item>
      </text:list>
      <text:p text:style-name="P1"/>
      <table:table table:name="Table9" table:style-name="Table9">
        <table:table-column table:style-name="Table9.A"/>
        <table:table-row table:style-name="Table9.1">
          <table:table-cell table:style-name="Table9.A1" office:value-type="string">
            <text:p text:style-name="P2"><text:span text:style-name="T33"><text:s/></text:span><text:span text:style-name="T16">with(type(</text:span><text:span text:style-name="T14">Animal</text:span><text:span text:style-name="T16">)</text:span><text:span text:style-name="T31">, </text:span><text:span text:style-name="T16">duck(</text:span><text:span text:style-name="T13">:fly</text:span><text:span text:style-name="T16">)) { ...</text:span><text:span text:style-name="T29"> </text:span><text:span text:style-name="T16">}</text:span></text:p>
          </table:table-cell>
        </table:table-row>
      </table:table>
      <text:p text:style-name="P2"/>
      <text:list xml:id="list5247489772027" text:continue-numbering="true" text:style-name="WWNum4">
        <text:list-item>
          <text:p text:style-name="P17"><text:span text:style-name="T10">otherwise: </text:span>genera el patrón neutro, que siempre se verifica (es decir, no define ninguna característica en particular). No recibe parámetros, solo el bloque a asociar.</text:p>
        </text:list-item>
      </text:list>
      <text:p text:style-name="P1"/>
      <text:list xml:id="list5246830359120" text:continue-numbering="true" text:style-name="WWNum4">
        <text:list-item>
          <text:p text:style-name="P18"><text:span text:style-name="T7">match</text:span>: llamamos <text:span text:style-name="T6">match </text:span>al evento producido cuando un objeto “encaja” (matchea) con cierto patrón, es decir, cuando cumple con todas las características definidas. El resultado de un <text:span text:style-name="T6">match </text:span>es la ejecución del bloque asociado al patrón.</text:p>
        </text:list-item>
        <text:list-item>
          <text:p text:style-name="P17"><text:span text:style-name="T10">binding:</text:span> el<text:span text:style-name="T6"> Matcher Variable</text:span> tiene una particularidad; ante un <text:span text:style-name="T6">match</text:span>, las variables definidas se <text:span text:style-name="T6">bindearán </text:span>con los valores correspondientes para poder ser utilizadas dentro del bloque de manera limpia y sencilla.</text:p>
        </text:list-item>
      </text:list>
      <text:p text:style-name="P1"/>
      <table:table table:name="Table10" table:style-name="Table10">
        <table:table-column table:style-name="Table10.A"/>
        <table:table-row table:style-name="Table10.1">
          <table:table-cell table:style-name="Table10.A1" office:value-type="string">
            <text:p text:style-name="P2"><text:span text:style-name="T33"><text:s/></text:span><text:span text:style-name="T16">with(type(</text:span><text:span text:style-name="T14">String</text:span><text:span text:style-name="T16">)</text:span><text:span text:style-name="T31">, </text:span><text:span text:style-name="T13">:a_string</text:span><text:span text:style-name="T16">) { a_string.length }</text:span></text:p>
            <text:p text:style-name="P2"><text:span text:style-name="T33"><text:s/></text:span><text:span text:style-name="T16">with(type(</text:span><text:span text:style-name="T14">Integer</text:span><text:span text:style-name="T16">)</text:span><text:span text:style-name="T31">, </text:span><text:span text:style-name="T16">:</text:span><text:span text:style-name="T13">size</text:span><text:span text:style-name="T16">) { size }</text:span></text:p>
            <text:p text:style-name="P7"/>
            <text:p text:style-name="P2"><text:span text:style-name="T22"><text:s/>#Si se aplica sobre [1,2]</text:span></text:p>
            <text:p text:style-name="P2"><text:span text:style-name="T33"><text:s/></text:span><text:span text:style-name="T16">with(list[:a, :b]) { a + b } </text:span><text:span text:style-name="T22">#=&gt; 3</text:span></text:p>
            <text:p text:style-name="P2"><text:span text:style-name="T22"><text:s/>#Si se aplica sobre [1,2,Object.new]</text:span></text:p>
            <text:p text:style-name="P2"><text:span text:style-name="T33"><text:s/></text:span><text:span text:style-name="T16">with(list([duck(:+).and(type(Fixnum), :x), </text:span></text:p>
            <text:p text:style-name="P2"><text:span text:style-name="T16"><text:s text:c="3"/>:y.or(val(4)), duck(:+).not])) { x + y } </text:span><text:span text:style-name="T22">#=&gt; 3</text:span></text:p>
          </table:table-cell>
        </table:table-row>
      </table:table>
      <text:p text:style-name="P22"><text:bookmark text:name="_ik1zrhixc2de"/><text:span text:style-name="T34">Veremos unos ejemplos completos en la próxima sección.</text:span></text:p>
      <text:p text:style-name="P23"><text:bookmark text:name="_u2xm7bn5ov7a"/></text:p>
      <text:p text:style-name="P24"><text:bookmark text:name="_p5a2u26wbjac"/><text:span text:style-name="T3">4. Matches</text:span></text:p>
      <text:p text:style-name="P2">Ya tenemos matchers, tenemos patrones basados en ellos, y tenemos una forma de explotar los patrones mediante el bindeo de variables. Ahora solo necesitamos definir una sintaxis que permita aplicar una serie de patrones sobre un objeto:</text:p>
      <text:p text:style-name="P3"/>
      <table:table table:name="Table11" table:style-name="Table11">
        <table:table-column table:style-name="Table11.A"/>
        <table:table-row table:style-name="Table11.1">
          <table:table-cell table:style-name="Table11.A1" office:value-type="string">
            <text:p text:style-name="P2"><text:span text:style-name="T16">matches?(an_object) </text:span><text:span text:style-name="T32">do</text:span></text:p>
            <text:p text:style-name="P2"><text:span text:style-name="T33"><text:s/></text:span><text:span text:style-name="T16">with(a_pattern) { ... }</text:span></text:p>
            <text:p text:style-name="P2"><text:span text:style-name="T16"><text:s/>with(other_pattern) { ... }</text:span></text:p>
            <text:p text:style-name="P2"><text:span text:style-name="T16"><text:s/>...</text:span></text:p>
            <text:p text:style-name="P2"><text:span text:style-name="T29"><text:s/></text:span><text:span text:style-name="T16">otherwise { ... }</text:span></text:p>
            <text:p text:style-name="P2"><text:span text:style-name="T16"><text:s/></text:span><text:span text:style-name="T22">#Esto nunca se ejecuta!</text:span></text:p>
            <text:p text:style-name="P2"><text:span text:style-name="T32">end</text:span></text:p>
          </table:table-cell>
        </table:table-row>
      </table:table>
      <text:p text:style-name="P2"/>
      <text:p text:style-name="P2"><text:span text:style-name="T8">Nota 1</text:span>: Cuando se produce un <text:span text:style-name="T6">match </text:span><text:span text:style-name="T10">no</text:span> deben seguirse evaluando los demás patrones.</text:p>
      <text:p text:style-name="P2"><text:span text:style-name="T8">Nota 2</text:span>: Debe poder manejarse la situación en que no se produce ningún <text:span text:style-name="T6">match</text:span>. Queda a criterio del grupo decidir la mejor forma de implementarla.</text:p>
      <text:p text:style-name="P2"/>
      <text:p text:style-name="P2">Veamos algunos ejemplos concretos de uso:</text:p>
      <text:p text:style-name="P3"/>
      <table:table table:name="Table12" table:style-name="Table12">
        <table:table-column table:style-name="Table12.A"/>
        <table:table-row table:style-name="Table12.1">
          <table:table-cell table:style-name="Table12.A1" office:value-type="string">
            <text:p text:style-name="P2"><text:span text:style-name="T16">x = [</text:span><text:span text:style-name="T23">1</text:span><text:span text:style-name="T31">, </text:span><text:span text:style-name="T23">2</text:span><text:span text:style-name="T31">, </text:span><text:span text:style-name="T23">3</text:span><text:span text:style-name="T16">]</text:span></text:p>
            <text:p text:style-name="P2"><text:span text:style-name="T16">matches?(</text:span><text:span text:style-name="T27">x</text:span><text:span text:style-name="T16">) </text:span><text:span text:style-name="T32">do</text:span></text:p>
            <text:p text:style-name="P2"><text:span text:style-name="T33"><text:s/></text:span><text:span text:style-name="T16">with(list([</text:span><text:span text:style-name="T13">:a</text:span><text:span text:style-name="T31">, </text:span><text:span text:style-name="T16">val(</text:span><text:span text:style-name="T23">2</text:span><text:span text:style-name="T16">)</text:span><text:span text:style-name="T31">, </text:span><text:span text:style-name="T16">duck(</text:span><text:span text:style-name="T13">:+</text:span><text:span text:style-name="T16">)])) { a </text:span><text:span text:style-name="T29">+ </text:span><text:span text:style-name="T23">2 </text:span><text:span text:style-name="T16">}</text:span></text:p>
            <text:p text:style-name="P2"><text:span text:style-name="T16"><text:s/>with(list([</text:span><text:span text:style-name="T23">1</text:span><text:span text:style-name="T31">, </text:span><text:span text:style-name="T23">2</text:span><text:span text:style-name="T31">, </text:span><text:span text:style-name="T23">3</text:span><text:span text:style-name="T16">])) { </text:span><text:span text:style-name="T20">'acá no llego' </text:span><text:span text:style-name="T16">}</text:span></text:p>
            <text:p text:style-name="P2"><text:span text:style-name="T16"><text:s/>otherwise { </text:span><text:span text:style-name="T20">'acá no llego' </text:span><text:span text:style-name="T16">}</text:span></text:p>
            <text:p text:style-name="P2"><text:span text:style-name="T32">end</text:span></text:p>
            <text:p text:style-name="P2"><text:span text:style-name="T21"># =&gt; 3</text:span></text:p>
            <text:p text:style-name="P9"/>
            <text:p text:style-name="P2"><text:span text:style-name="T27">x </text:span><text:span text:style-name="T29">= </text:span><text:span text:style-name="T14">Object</text:span><text:span text:style-name="T16">.new</text:span></text:p>
            <text:p text:style-name="P2"><text:span text:style-name="T27">x</text:span><text:span text:style-name="T16">.</text:span><text:span text:style-name="T18">send</text:span><text:span text:style-name="T16">(</text:span><text:span text:style-name="T13">:define_singleton_method</text:span><text:span text:style-name="T31">, </text:span><text:span text:style-name="T13">:hola</text:span><text:span text:style-name="T16">) { </text:span><text:span text:style-name="T20">'hola' </text:span><text:span text:style-name="T16">}</text:span></text:p>
            <text:p text:style-name="P2"><text:span text:style-name="T16">matches?(</text:span><text:span text:style-name="T27">x</text:span><text:span text:style-name="T16">) </text:span><text:span text:style-name="T32">do</text:span></text:p>
            <text:p text:style-name="P2"><text:span text:style-name="T33"><text:s/></text:span><text:span text:style-name="T16">with(duck(</text:span><text:span text:style-name="T13">:hola</text:span><text:span text:style-name="T16">)) { </text:span><text:span text:style-name="T20">'chau!' </text:span><text:span text:style-name="T16">}</text:span></text:p>
            <text:p text:style-name="P2"><text:span text:style-name="T16"><text:s/>with(type(</text:span><text:span text:style-name="T15">Object</text:span><text:span text:style-name="T16">)) { </text:span><text:span text:style-name="T20">'acá no llego' </text:span><text:span text:style-name="T16">}</text:span></text:p>
            <text:p text:style-name="P2"><text:span text:style-name="T32">end</text:span></text:p>
            <text:p text:style-name="P2"><text:span text:style-name="T21"># =&gt; “chau!”</text:span></text:p>
            <text:p text:style-name="P9"/>
            <text:p text:style-name="P2"><text:span text:style-name="T27">x </text:span><text:span text:style-name="T29">= </text:span><text:span text:style-name="T23">2</text:span></text:p>
            <text:p text:style-name="P2"><text:span text:style-name="T16">matches?(</text:span><text:span text:style-name="T27">x</text:span><text:span text:style-name="T16">) </text:span><text:span text:style-name="T32">do</text:span></text:p>
            <text:p text:style-name="P2"><text:span text:style-name="T33"><text:s/></text:span><text:span text:style-name="T16">with(type(</text:span><text:span text:style-name="T15">String</text:span><text:span text:style-name="T16">)) { a </text:span><text:span text:style-name="T29">+ </text:span><text:span text:style-name="T23">2 </text:span><text:span text:style-name="T16">}</text:span></text:p>
            <text:p text:style-name="P2"><text:span text:style-name="T16"><text:s/>with(list([</text:span><text:span text:style-name="T23">1</text:span><text:span text:style-name="T31">, </text:span><text:span text:style-name="T23">2</text:span><text:span text:style-name="T31">, </text:span><text:span text:style-name="T23">3</text:span><text:span text:style-name="T16">])) { </text:span><text:span text:style-name="T20">'acá no llego' </text:span><text:span text:style-name="T16">}</text:span></text:p>
            <text:p text:style-name="P2"><text:span text:style-name="T16"><text:s/>otherwise { </text:span><text:span text:style-name="T20">'acá si llego' </text:span><text:span text:style-name="T16">}</text:span></text:p>
            <text:p text:style-name="P2"><text:span text:style-name="T32">end</text:span></text:p>
            <text:p text:style-name="P2"><text:span text:style-name="T21"># =&gt; “acá si llego”</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bold" style:font-weight-asian="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weight-asian="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6063in" fo:margin-left="1in" fo:margin-right="1in" style:writing-mode="lr-tb" style:layout-grid-color="#c0c0c0" style:layout-grid-lines="26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063in" fo:margin-left="0in" fo:margin-right="0in" fo:margin-bottom="0.5665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0" meta:object-count="0" meta:page-count="2" meta:paragraph-count="121" meta:word-count="1029" meta:character-count="6878" meta:non-whitespace-character-count="5954"/>
    <meta:generator>LibreOfficeDev/6.0.5.2$Linux_X86_64 LibreOffice_project/</meta:generator>
  </office:meta>
</office:document-meta>
</file>